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tamina</text:p>
          </table:table-cell>
          <table:table-cell office:value-type="string">
            <text:p>time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11">
            <text:p>0.000111</text:p>
          </table:table-cell>
          <table:table-cell table:number-columns-repeated="8"/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5"/>
          <table:table-cell office:value-type="string">
            <text:p>timeAvg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7">
            <text:p>0.000107</text:p>
          </table:table-cell>
          <table:table-cell table:number-columns-repeated="2"/>
          <table:table-cell office:value-type="string">
            <text:p>sastp10</text:p>
          </table:table-cell>
          <table:table-cell office:value-type="string">
            <text:p>avg</text:p>
          </table:table-cell>
          <table:table-cell table:formula="of:=AVERAGE([.B2:.B31])" office:value-type="float" office:value="36.9904">
            <text:p>36.9904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2:.B31])" office:value-type="float" office:value="0">
            <text:p>0</text:p>
          </table:table-cell>
          <table:table-cell table:formula="of:=AVERAGE([.C2:.C31])" office:value-type="float" office:value="0.000109615384615385">
            <text:p>0.0001096154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7">
            <text:p>0.000107</text:p>
          </table:table-cell>
          <table:table-cell table:number-columns-repeated="2"/>
          <table:table-cell office:value-type="string">
            <text:p>sastp20</text:p>
          </table:table-cell>
          <table:table-cell office:value-type="string">
            <text:p>avg</text:p>
          </table:table-cell>
          <table:table-cell table:formula="of:=AVERAGE([.B32:.B61])" office:value-type="float" office:value="69.2554">
            <text:p>69.2554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7">
            <text:p>0.000107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32:.B61])" office:value-type="float" office:value="0">
            <text:p>0</text:p>
          </table:table-cell>
          <table:table-cell table:formula="of:=AVERAGE([.C32:.C61])" office:value-type="float" office:value="0.000155966666666667">
            <text:p>0.0001559667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2"/>
          <table:table-cell office:value-type="string">
            <text:p>sastp50</text:p>
          </table:table-cell>
          <table:table-cell office:value-type="string">
            <text:p>avg</text:p>
          </table:table-cell>
          <table:table-cell table:formula="of:=AVERAGE([.B62:.B91])" office:value-type="float" office:value="162.933">
            <text:p>162.933</text:p>
          </table:table-cell>
          <table:table-cell table:number-columns-repeated="3"/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4">
            <text:p>0.000104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62:.B91])" office:value-type="float" office:value="0">
            <text:p>0</text:p>
          </table:table-cell>
          <table:table-cell table:formula="of:=AVERAGE([.C61:.C91])" office:value-type="float" office:value="0.000293677419354839">
            <text:p>0.0002936774</text:p>
          </table:table-cell>
          <table:table-cell table:number-columns-repeated="2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2"/>
          <table:table-cell office:value-type="string">
            <text:p>sastp100</text:p>
          </table:table-cell>
          <table:table-cell office:value-type="string">
            <text:p>avg</text:p>
          </table:table-cell>
          <table:table-cell table:formula="of:=AVERAGE([.B92:.B121])" office:value-type="float" office:value="375.693">
            <text:p>375.693</text:p>
          </table:table-cell>
          <table:table-cell table:number-columns-repeated="2"/>
          <table:table-cell table:formula="of:=AVERAGE([.E8:.E3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29">
            <text:p>0.000129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92:.B121])" office:value-type="float" office:value="0.813676204344972">
            <text:p>0.8136762043</text:p>
          </table:table-cell>
          <table:table-cell table:formula="of:=AVERAGE([.C92:.C121])" office:value-type="float" office:value="0.0006444">
            <text:p>0.0006444</text:p>
          </table:table-cell>
          <table:table-cell/>
          <table:table-cell table:formula="of:=STDEV([.E8:.E3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2"/>
          <table:table-cell office:value-type="string">
            <text:p>sastp200</text:p>
          </table:table-cell>
          <table:table-cell office:value-type="string">
            <text:p>avg</text:p>
          </table:table-cell>
          <table:table-cell table:formula="of:=AVERAGE([.B122:.B151])" office:value-type="float" office:value="794.968">
            <text:p>794.968</text:p>
          </table:table-cell>
          <table:table-cell table:number-columns-repeated="2"/>
          <table:table-cell table:formula="of:=AVERAGE([.E38:.E6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4">
            <text:p>0.000104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22:.B151])" office:value-type="float" office:value="0">
            <text:p>0</text:p>
          </table:table-cell>
          <table:table-cell table:formula="of:=AVERAGE([.C122:.C151])" office:value-type="float" office:value="0.0009311">
            <text:p>0.0009311</text:p>
          </table:table-cell>
          <table:table-cell/>
          <table:table-cell table:formula="of:=STDEV([.E38:.E6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2"/>
          <table:table-cell office:value-type="string">
            <text:p>sastp500</text:p>
          </table:table-cell>
          <table:table-cell office:value-type="string">
            <text:p>avg</text:p>
          </table:table-cell>
          <table:table-cell table:formula="of:=AVERAGE([.B152:.B181])" office:value-type="float" office:value="2015.19666666667">
            <text:p>2015.1966666667</text:p>
          </table:table-cell>
          <table:table-cell table:number-columns-repeated="2"/>
          <table:table-cell table:formula="of:=AVERAGE([.E68:.E9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52:.B181])" office:value-type="float" office:value="0.504006932993731">
            <text:p>0.504006933</text:p>
          </table:table-cell>
          <table:table-cell table:formula="of:=AVERAGE([.C152:.C181])" office:value-type="float" office:value="0.00444516666666667">
            <text:p>0.0044451667</text:p>
          </table:table-cell>
          <table:table-cell/>
          <table:table-cell table:formula="of:=STDEV([.E68:.E9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57">
            <text:p>0.000157</text:p>
          </table:table-cell>
          <table:table-cell table:number-columns-repeated="2"/>
          <table:table-cell office:value-type="string">
            <text:p>sastp1000</text:p>
          </table:table-cell>
          <table:table-cell office:value-type="string">
            <text:p>avg</text:p>
          </table:table-cell>
          <table:table-cell table:formula="of:=AVERAGE([.B182:.B211])" office:value-type="float" office:value="4265.4">
            <text:p>4265.4</text:p>
          </table:table-cell>
          <table:table-cell table:number-columns-repeated="2"/>
          <table:table-cell table:formula="of:=AVERAGE([.E98:.E127])" office:value-type="float" office:value="0">
            <text:p>#DIV/0!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7">
            <text:p>0.000107</text:p>
          </table:table-cell>
          <table:table-cell table:number-columns-repeated="3"/>
          <table:table-cell office:value-type="string">
            <text:p>stdev</text:p>
          </table:table-cell>
          <table:table-cell table:formula="of:=STDEV([.B182:.B211])" office:value-type="float" office:value="0.846901044579793">
            <text:p>0.8469010446</text:p>
          </table:table-cell>
          <table:table-cell table:formula="of:=AVERAGE([.C182:.C211])" office:value-type="float" office:value="0.0426657333333333">
            <text:p>0.0426657333</text:p>
          </table:table-cell>
          <table:table-cell/>
          <table:table-cell table:formula="of:=STDEV([.E98:.E12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7"/>
          <table:table-cell table:formula="of:=AVERAGE([.E128:.E15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7"/>
          <table:table-cell table:formula="of:=STDEV([.E128:.E15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table:style-name="ce1" office:value-type="string">
            <text:p>3.3e-05</text:p>
          </table:table-cell>
          <table:table-cell table:number-columns-repeated="7"/>
          <table:table-cell table:formula="of:=AVERAGE([.E158:.E18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table:style-name="ce1" office:value-type="string">
            <text:p>3.2e-05</text:p>
          </table:table-cell>
          <table:table-cell table:number-columns-repeated="7"/>
          <table:table-cell table:formula="of:=STDEV([.E158:.E18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table:style-name="ce1" office:value-type="string">
            <text:p>3.1e-05</text:p>
          </table:table-cell>
          <table:table-cell table:number-columns-repeated="7"/>
          <table:table-cell table:formula="of:=AVERAGE([.E188:.E21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8">
            <text:p>0.000108</text:p>
          </table:table-cell>
          <table:table-cell table:number-columns-repeated="7"/>
          <table:table-cell table:formula="of:=STDEV([.E188:.E217])" office:value-type="float" office:value="0">
            <text:p>#DIV/0!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table:style-name="ce1" office:value-type="string">
            <text:p>3e-05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5">
            <text:p>0.000105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6">
            <text:p>0.000106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24">
            <text:p>0.000124</text:p>
          </table:table-cell>
          <table:table-cell table:number-columns-repeated="8"/>
        </table:table-row>
        <table:table-row table:style-name="ro1">
          <table:table-cell office:value-type="string">
            <text:p>sastp10</text:p>
          </table:table-cell>
          <table:table-cell office:value-type="float" office:value="36.9904">
            <text:p>36.9904</text:p>
          </table:table-cell>
          <table:table-cell office:value-type="float" office:value="0.000107">
            <text:p>0.00010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3">
            <text:p>0.000153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5">
            <text:p>0.00015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77">
            <text:p>0.00017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5">
            <text:p>0.00015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5">
            <text:p>0.00015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9">
            <text:p>0.000159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3">
            <text:p>0.000153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3">
            <text:p>0.000153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3">
            <text:p>0.000153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5">
            <text:p>0.00015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5">
            <text:p>0.000155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7">
            <text:p>0.000157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6">
            <text:p>0.000156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8">
            <text:p>0.000158</text:p>
          </table:table-cell>
          <table:table-cell table:number-columns-repeated="8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154">
            <text:p>0.000154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3">
            <text:p>0.00029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4">
            <text:p>0.000294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6">
            <text:p>0.00029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6">
            <text:p>0.00029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3">
            <text:p>0.00029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04">
            <text:p>0.000304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9">
            <text:p>0.00029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3">
            <text:p>0.00029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7">
            <text:p>0.00029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1">
            <text:p>0.000291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">
            <text:p>0.000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2">
            <text:p>0.000292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15">
            <text:p>0.00031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4">
            <text:p>0.000294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01">
            <text:p>0.000301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3">
            <text:p>0.000293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16">
            <text:p>0.00031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1">
            <text:p>0.000291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01">
            <text:p>0.000301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7">
            <text:p>0.00029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7">
            <text:p>0.00029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6">
            <text:p>0.00029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5">
            <text:p>0.000295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19">
            <text:p>0.000319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7">
            <text:p>0.00029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2">
            <text:p>0.000292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6">
            <text:p>0.000296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2">
            <text:p>0.000292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317">
            <text:p>0.000317</text:p>
          </table:table-cell>
          <table:table-cell table:number-columns-repeated="8"/>
        </table:table-row>
        <table:table-row table:style-name="ro1">
          <table:table-cell office:value-type="string">
            <text:p>sastp50</text:p>
          </table:table-cell>
          <table:table-cell office:value-type="float" office:value="162.933">
            <text:p>162.933</text:p>
          </table:table-cell>
          <table:table-cell office:value-type="float" office:value="0.000293">
            <text:p>0.000293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69">
            <text:p>0.0006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692">
            <text:p>0.00069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767">
            <text:p>0.00076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704">
            <text:p>0.00070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694">
            <text:p>0.00069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4.093">
            <text:p>374.093</text:p>
          </table:table-cell>
          <table:table-cell office:value-type="float" office:value="0.000683">
            <text:p>0.000683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7">
            <text:p>0.00068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2">
            <text:p>0.00068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9">
            <text:p>0.00068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7">
            <text:p>0.00068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216">
            <text:p>0.000216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212">
            <text:p>0.00021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198">
            <text:p>0.000198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9">
            <text:p>0.00068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7">
            <text:p>0.00068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7">
            <text:p>0.00068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5">
            <text:p>0.00068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92">
            <text:p>0.000692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4">
            <text:p>0.00068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59">
            <text:p>0.000759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87">
            <text:p>0.00068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1">
            <text:p>0.00071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">
            <text:p>0.000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63">
            <text:p>0.000763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64">
            <text:p>0.00076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04">
            <text:p>0.000704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705">
            <text:p>0.000705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926">
            <text:p>0.000926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197">
            <text:p>0.000197</text:p>
          </table:table-cell>
          <table:table-cell table:number-columns-repeated="8"/>
        </table:table-row>
        <table:table-row table:style-name="ro1">
          <table:table-cell office:value-type="string">
            <text:p>sastp100</text:p>
          </table:table-cell>
          <table:table-cell office:value-type="float" office:value="376.093">
            <text:p>376.093</text:p>
          </table:table-cell>
          <table:table-cell office:value-type="float" office:value="0.000692">
            <text:p>0.00069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37">
            <text:p>0.00083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2">
            <text:p>0.00082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4">
            <text:p>0.00082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19">
            <text:p>0.0008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">
            <text:p>0.0008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">
            <text:p>0.0008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1239">
            <text:p>0.00123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91">
            <text:p>0.00089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5">
            <text:p>0.00085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2">
            <text:p>0.00082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">
            <text:p>0.0008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2">
            <text:p>0.00082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19">
            <text:p>0.0008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19">
            <text:p>0.0008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1264">
            <text:p>0.00126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2996">
            <text:p>0.002996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32">
            <text:p>0.00083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1">
            <text:p>0.00082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59">
            <text:p>0.00085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19">
            <text:p>0.0008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7">
            <text:p>0.000827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54">
            <text:p>0.00085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19">
            <text:p>0.00081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34">
            <text:p>0.000834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1">
            <text:p>0.00082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53">
            <text:p>0.000853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1">
            <text:p>0.000821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49">
            <text:p>0.000849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">
            <text:p>0.00082</text:p>
          </table:table-cell>
          <table:table-cell table:number-columns-repeated="8"/>
        </table:table-row>
        <table:table-row table:style-name="ro1">
          <table:table-cell office:value-type="string">
            <text:p>sastp200</text:p>
          </table:table-cell>
          <table:table-cell office:value-type="float" office:value="794.968">
            <text:p>794.968</text:p>
          </table:table-cell>
          <table:table-cell office:value-type="float" office:value="0.00082">
            <text:p>0.0008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11">
            <text:p>0.00441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91">
            <text:p>0.00449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4">
            <text:p>0.00444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27">
            <text:p>0.00442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36">
            <text:p>0.004436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15">
            <text:p>0.00441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25">
            <text:p>0.00442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04">
            <text:p>0.004404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589">
            <text:p>0.00458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12">
            <text:p>0.00441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379">
            <text:p>0.00437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527">
            <text:p>0.00452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399">
            <text:p>0.00439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387">
            <text:p>0.00438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22">
            <text:p>0.00442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382">
            <text:p>0.00438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45">
            <text:p>0.00445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5.63">
            <text:p>2015.63</text:p>
          </table:table-cell>
          <table:table-cell office:value-type="float" office:value="0.004981">
            <text:p>0.004981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2">
            <text:p>0.0044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07">
            <text:p>0.004407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518">
            <text:p>0.00451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98">
            <text:p>0.00439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73">
            <text:p>0.004373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62">
            <text:p>0.004462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9">
            <text:p>0.00439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13">
            <text:p>0.004413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94">
            <text:p>0.004394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78">
            <text:p>0.00437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38">
            <text:p>0.00438</text:p>
          </table:table-cell>
          <table:table-cell table:number-columns-repeated="8"/>
        </table:table-row>
        <table:table-row table:style-name="ro1">
          <table:table-cell office:value-type="string">
            <text:p>sastp500</text:p>
          </table:table-cell>
          <table:table-cell office:value-type="float" office:value="2014.63">
            <text:p>2014.63</text:p>
          </table:table-cell>
          <table:table-cell office:value-type="float" office:value="0.004445">
            <text:p>0.00444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31">
            <text:p>0.042431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3307">
            <text:p>0.04330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33">
            <text:p>0.042433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32">
            <text:p>0.04243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73">
            <text:p>0.042473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745">
            <text:p>0.04274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77">
            <text:p>0.04247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344">
            <text:p>0.04234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533">
            <text:p>0.042533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601">
            <text:p>0.042601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488">
            <text:p>0.04248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526">
            <text:p>0.04252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3274">
            <text:p>0.04327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35">
            <text:p>0.04243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3318">
            <text:p>0.04331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533">
            <text:p>0.042533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3608">
            <text:p>0.04360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2367">
            <text:p>0.04236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257">
            <text:p>0.04257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248">
            <text:p>0.0424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519">
            <text:p>0.04251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44">
            <text:p>0.04244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362">
            <text:p>0.042362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6.6">
            <text:p>4266.6</text:p>
          </table:table-cell>
          <table:table-cell office:value-type="float" office:value="0.042449">
            <text:p>0.042449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2441">
            <text:p>0.042441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3706">
            <text:p>0.04370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235">
            <text:p>0.04235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5.6">
            <text:p>4265.6</text:p>
          </table:table-cell>
          <table:table-cell office:value-type="float" office:value="0.043228">
            <text:p>0.043228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486">
            <text:p>0.042486</text:p>
          </table:table-cell>
          <table:table-cell table:number-columns-repeated="8"/>
        </table:table-row>
        <table:table-row table:style-name="ro1">
          <table:table-cell office:value-type="string">
            <text:p>sastp1000</text:p>
          </table:table-cell>
          <table:table-cell office:value-type="float" office:value="4264.6">
            <text:p>4264.6</text:p>
          </table:table-cell>
          <table:table-cell office:value-type="float" office:value="0.042616">
            <text:p>0.042616</text:p>
          </table:table-cell>
          <table:table-cell table:number-columns-repeated="8"/>
        </table:table-row>
        <table:table-row table:style-name="ro1" table:number-rows-repeated="10483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1T14:04:34</dc:date>
    <meta:generator>LibreOffice/3.5$Linux_X86_64 LibreOffice_project/350m1$Build-2</meta:generator>
    <meta:editing-duration>PT1H2M9S</meta:editing-duration>
    <meta:editing-cycles>7</meta:editing-cycles>
    <meta:document-statistic meta:table-count="1" meta:cell-count="690" meta:object-count="0"/>
  </office:meta>
</office:document-meta>
</file>